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20d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20dd7" style:font-weight-asian="bold" style:font-weight-complex="bold"/>
    </style:style>
    <style:style style:name="P3" style:family="paragraph" style:parent-style-name="Standard" style:list-style-name="L2">
      <style:text-properties officeooo:paragraph-rsid="002330bd"/>
    </style:style>
    <style:style style:name="P4" style:family="paragraph" style:parent-style-name="Standard" style:list-style-name="L9">
      <style:text-properties officeooo:paragraph-rsid="002330bd"/>
    </style:style>
    <style:style style:name="P5" style:family="paragraph" style:parent-style-name="Standard" style:list-style-name="L10">
      <style:text-properties officeooo:paragraph-rsid="002330bd"/>
    </style:style>
    <style:style style:name="P6" style:family="paragraph" style:parent-style-name="Standard" style:list-style-name="L11">
      <style:text-properties officeooo:paragraph-rsid="002330bd"/>
    </style:style>
    <style:style style:name="P7" style:family="paragraph" style:parent-style-name="Standard" style:list-style-name="L12">
      <style:text-properties officeooo:paragraph-rsid="002330bd"/>
    </style:style>
    <style:style style:name="P8" style:family="paragraph" style:parent-style-name="Standard" style:list-style-name="L13">
      <style:text-properties officeooo:paragraph-rsid="002330bd"/>
    </style:style>
    <style:style style:name="P9" style:family="paragraph" style:parent-style-name="Standard" style:list-style-name="L14">
      <style:text-properties officeooo:paragraph-rsid="002330bd"/>
    </style:style>
    <style:style style:name="P10" style:family="paragraph" style:parent-style-name="Standard" style:list-style-name="L15">
      <style:text-properties officeooo:paragraph-rsid="002330bd"/>
    </style:style>
    <style:style style:name="P11" style:family="paragraph" style:parent-style-name="Standard">
      <style:text-properties officeooo:paragraph-rsid="002330bd"/>
    </style:style>
    <style:style style:name="P12" style:family="paragraph" style:parent-style-name="Text_20_body">
      <style:paragraph-properties fo:text-align="justify" style:justify-single-word="false"/>
      <style:text-properties officeooo:paragraph-rsid="00141300"/>
    </style:style>
    <style:style style:name="P13" style:family="paragraph" style:parent-style-name="Text_20_body">
      <style:text-properties officeooo:paragraph-rsid="0017e81d"/>
    </style:style>
    <style:style style:name="P14" style:family="paragraph" style:parent-style-name="Text_20_body">
      <style:text-properties officeooo:paragraph-rsid="0018189f"/>
    </style:style>
    <style:style style:name="P15" style:family="paragraph" style:parent-style-name="Text_20_body">
      <style:text-properties officeooo:paragraph-rsid="001a8b8e"/>
    </style:style>
    <style:style style:name="P16" style:family="paragraph" style:parent-style-name="Text_20_body">
      <style:text-properties officeooo:paragraph-rsid="001cbdb7"/>
    </style:style>
    <style:style style:name="P17" style:family="paragraph" style:parent-style-name="Text_20_body">
      <style:text-properties officeooo:paragraph-rsid="001dce89"/>
    </style:style>
    <style:style style:name="P18" style:family="paragraph" style:parent-style-name="Text_20_body">
      <style:text-properties officeooo:paragraph-rsid="001e08e3"/>
    </style:style>
    <style:style style:name="P19" style:family="paragraph" style:parent-style-name="Text_20_body">
      <style:text-properties officeooo:paragraph-rsid="0020d27d"/>
    </style:style>
    <style:style style:name="P20" style:family="paragraph" style:parent-style-name="Text_20_body">
      <style:text-properties officeooo:paragraph-rsid="002193a3"/>
    </style:style>
    <style:style style:name="P21" style:family="paragraph" style:parent-style-name="Text_20_body">
      <style:text-properties officeooo:paragraph-rsid="002b4836"/>
    </style:style>
    <style:style style:name="P22" style:family="paragraph" style:parent-style-name="Heading_20_2">
      <style:text-properties officeooo:paragraph-rsid="00124a13"/>
    </style:style>
    <style:style style:name="P23" style:family="paragraph" style:parent-style-name="Heading_20_2">
      <style:text-properties officeooo:paragraph-rsid="0015aa13"/>
    </style:style>
    <style:style style:name="P24" style:family="paragraph" style:parent-style-name="Heading_20_2">
      <style:text-properties officeooo:paragraph-rsid="0018f3b9"/>
    </style:style>
    <style:style style:name="P25" style:family="paragraph" style:parent-style-name="Heading_20_2">
      <style:text-properties officeooo:paragraph-rsid="001e08e3"/>
    </style:style>
    <style:style style:name="P26" style:family="paragraph" style:parent-style-name="Heading_20_2" style:list-style-name="">
      <style:text-properties officeooo:paragraph-rsid="001e08e3"/>
    </style:style>
    <style:style style:name="P27" style:family="paragraph" style:parent-style-name="Heading_20_2">
      <style:paragraph-properties fo:break-before="page"/>
      <style:text-properties officeooo:paragraph-rsid="001e08e3"/>
    </style:style>
    <style:style style:name="T1" style:family="text">
      <style:text-properties fo:font-weight="normal" officeooo:rsid="00120dd7" style:font-weight-asian="normal" style:font-weight-complex="normal"/>
    </style:style>
    <style:style style:name="T2" style:family="text">
      <style:text-properties fo:font-weight="normal" officeooo:rsid="00124a13" style:font-weight-asian="normal" style:font-weight-complex="normal"/>
    </style:style>
    <style:style style:name="T3" style:family="text">
      <style:text-properties fo:font-weight="normal" officeooo:rsid="00141300" style:font-weight-asian="normal" style:font-weight-complex="normal"/>
    </style:style>
    <style:style style:name="T4" style:family="text">
      <style:text-properties fo:font-weight="normal" officeooo:rsid="00154c9f" style:font-weight-asian="normal" style:font-weight-complex="normal"/>
    </style:style>
    <style:style style:name="T5" style:family="text">
      <style:text-properties fo:font-weight="normal" officeooo:rsid="0015aa13" style:font-weight-asian="normal" style:font-weight-complex="normal"/>
    </style:style>
    <style:style style:name="T6" style:family="text">
      <style:text-properties fo:font-weight="normal" officeooo:rsid="0016e16d" style:font-weight-asian="normal" style:font-weight-complex="normal"/>
    </style:style>
    <style:style style:name="T7" style:family="text">
      <style:text-properties fo:font-weight="normal" officeooo:rsid="0017e81d" style:font-weight-asian="normal" style:font-weight-complex="normal"/>
    </style:style>
    <style:style style:name="T8" style:family="text">
      <style:text-properties fo:font-weight="normal" officeooo:rsid="0018189f" style:font-weight-asian="normal" style:font-weight-complex="normal"/>
    </style:style>
    <style:style style:name="T9" style:family="text">
      <style:text-properties fo:font-weight="normal" officeooo:rsid="0018f3b9" style:font-weight-asian="normal" style:font-weight-complex="normal"/>
    </style:style>
    <style:style style:name="T10" style:family="text">
      <style:text-properties fo:font-weight="normal" officeooo:rsid="001a8b8e" style:font-weight-asian="normal" style:font-weight-complex="normal"/>
    </style:style>
    <style:style style:name="T11" style:family="text">
      <style:text-properties fo:font-weight="normal" officeooo:rsid="001b19fe" style:font-weight-asian="normal" style:font-weight-complex="normal"/>
    </style:style>
    <style:style style:name="T12" style:family="text">
      <style:text-properties fo:font-weight="normal" officeooo:rsid="001cbdb7" style:font-weight-asian="normal" style:font-weight-complex="normal"/>
    </style:style>
    <style:style style:name="T13" style:family="text">
      <style:text-properties fo:font-weight="normal" officeooo:rsid="001dce89" style:font-weight-asian="normal" style:font-weight-complex="normal"/>
    </style:style>
    <style:style style:name="T14" style:family="text">
      <style:text-properties fo:font-weight="normal" officeooo:rsid="001e08e3" style:font-weight-asian="normal" style:font-weight-complex="normal"/>
    </style:style>
    <style:style style:name="T15" style:family="text">
      <style:text-properties fo:font-weight="normal" officeooo:rsid="0020d27d" style:font-weight-asian="normal" style:font-weight-complex="normal"/>
    </style:style>
    <style:style style:name="T16" style:family="text">
      <style:text-properties fo:font-weight="normal" officeooo:rsid="002193a3" style:font-weight-asian="normal" style:font-weight-complex="normal"/>
    </style:style>
    <style:style style:name="T17" style:family="text">
      <style:text-properties fo:font-weight="normal" officeooo:rsid="0026c43b" style:font-weight-asian="normal" style:font-weight-complex="normal"/>
    </style:style>
    <style:style style:name="T18" style:family="text">
      <style:text-properties fo:font-weight="normal" officeooo:rsid="002863fe" style:font-weight-asian="normal" style:font-weight-complex="normal"/>
    </style:style>
    <style:style style:name="T19" style:family="text">
      <style:text-properties fo:font-weight="normal" officeooo:rsid="0029cf52" style:font-weight-asian="normal" style:font-weight-complex="normal"/>
    </style:style>
    <style:style style:name="T20" style:family="text">
      <style:text-properties fo:font-weight="normal" officeooo:rsid="002b4836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teusz Radziszewski 168033</text:span></text:p>
      <text:p text:style-name="P2"><text:span text:style-name="T1">Marcin Kosiński</text:span></text:p>
      <text:p text:style-name="P2"><text:span text:style-name="T1"/></text:p>
      <text:p text:style-name="P1"><text:span text:style-name="T3">P</text:span><text:span text:style-name="T1">rojekt </text:span><text:span text:style-name="T3">wstępny systemu „Pizzeria”</text:span></text:p>
      <text:p text:style-name="P1"><text:span text:style-name="T1">Zaawansowane systemy webowe</text:span></text:p>
      <text:p text:style-name="P1"><text:span text:style-name="T1"/></text:p>
      <text:h text:style-name="P22" text:outline-level="2"><text:span text:style-name="T2">Opis systemu</text:span></text:h>
      <text:p text:style-name="P12"><text:span text:style-name="T2"><text:tab/></text:span><text:span text:style-name="T3">System będzie internetową pizzerią. Będzie pozwalał klientom na przeglądanie aktualnego menu, zamawianie pizzy oraz pracownikom pizzerii na przeglądanie aktualnych zamówień oraz ich realizację.</text:span></text:p>
      <text:p text:style-name="P12"><text:span text:style-name="T2"><text:tab/>System będzie zawierał aplikację webową współpracującą z bazą danych</text:span><text:span text:style-name="T3"> </text:span><text:span text:style-name="T18">MySQL</text:span><text:span text:style-name="T4">.</text:span></text:p>
      <text:p text:style-name="P12"><text:span text:style-name="T4"/></text:p>
      <text:h text:style-name="P23" text:outline-level="2"><text:span text:style-name="T6">Wymagania f</text:span><text:span text:style-name="T5">unkcjonal</text:span><text:span text:style-name="T6">ne</text:span></text:h>
      <text:p text:style-name="P16"><text:span text:style-name="T12">System powinien dostarczać dwa interfejsy: klienta oraz pracownika pizzerii</text:span></text:p>
      <text:p text:style-name="P19"><text:span text:style-name="T7">System powinien umożliwiać klientowi rejestrację w celu przechowywania jego domyślnych danych do zamówień</text:span></text:p>
      <text:p text:style-name="P19"><text:span text:style-name="T7">System powinien umożliwiać klientowi </text:span><text:span text:style-name="T15">edycję jego </text:span><text:span text:style-name="T7">domyślnych danych do zamówień</text:span></text:p>
      <text:p text:style-name="P13"><text:span text:style-name="T7">System powinien umożliwiać klientowi przeglądanie aktualnego menu pizzerii</text:span></text:p>
      <text:p text:style-name="P13"><text:span text:style-name="T7">System powinien umożliwiać klientowi zamawianie wybranych pizz.</text:span></text:p>
      <text:p text:style-name="P13"><text:span text:style-name="T7">System powinien umożliwiać klientowi komponowanie własnej pizzy do zamówienia.</text:span></text:p>
      <text:p text:style-name="P13"><text:span text:style-name="T7">System powinien </text:span><text:span text:style-name="T8">pokazywać szacowany czas wykonania zamówienia przed ostatecznym przyjęciem zamówienia.</text:span></text:p>
      <text:p text:style-name="P14"><text:span text:style-name="T8">Podczas przyjmowania zamówienia system powinien wymagać danych pozwalających sprawdzić jego autentyczność.</text:span></text:p>
      <text:p text:style-name="P17"><text:span text:style-name="T13">System powinien umożliwiać pracownikowi rejestrację w systemie</text:span></text:p>
      <text:p text:style-name="P17"><text:span text:style-name="T13">System powiniem umożliwiać pracownikowi przeglądanie bieżących zamówień oraz ich oznaczanie jako „Wykonane”</text:span></text:p>
      <text:p text:style-name="P17"><text:span text:style-name="T13">System powinien umożliwiać pracownikowi przeglądanie statystyk</text:span></text:p>
      <text:p text:style-name="P17"><text:span text:style-name="T13">System powinien umożliwiać pracownikowi edycję aktualnego menu: dodawania, usuwanie, modyfikację pizz</text:span></text:p>
      <text:p text:style-name="P14"><text:span text:style-name="T8"/></text:p>
      <text:h text:style-name="P24" text:outline-level="2"><text:span text:style-name="T9">Wymagania niefunkcjonalne</text:span></text:h>
      <text:p text:style-name="P15"><text:span text:style-name="T10">System powinien być zaimplentowany we frameworku Ruby on Rails</text:span></text:p>
      <text:p text:style-name="P15"><text:span text:style-name="T10">Baza danych powinna być utworzona </text:span><text:span text:style-name="T11">jako baza</text:span><text:span text:style-name="T10"> </text:span><text:span text:style-name="T19">MySQL</text:span></text:p>
      <text:p text:style-name="P14"><text:span text:style-name="T8"/></text:p>
      <text:h text:style-name="P26" text:outline-level="2"><text:span text:style-name="T14"/></text:h>
      <text:h text:style-name="P27" text:outline-level="2"><text:span text:style-name="T14">Mapa strony</text:span></text:h>
      <text:p text:style-name="P11">Strona główna</text:p>
      <text:list xml:id="list1866086209" text:style-name="L2">
        <text:list-item>
          <text:p text:style-name="P3">menu</text:p>
        </text:list-item>
        <text:list-item>
          <text:p text:style-name="P3">zamawianie</text:p>
        </text:list-item>
        <text:list-item>
          <text:p text:style-name="P3">rejestrowanie</text:p>
        </text:list-item>
        <text:list-item>
          <text:p text:style-name="P3">kontakt</text:p>
        </text:list-item>
      </text:list>
      <text:p text:style-name="P11">Menu</text:p>
      <text:list xml:id="list1555090089" text:style-name="L9">
        <text:list-item>
          <text:p text:style-name="P4">Zamawianie</text:p>
        </text:list-item>
        <text:list-item>
          <text:p text:style-name="P4">Strona główna</text:p>
        </text:list-item>
      </text:list>
      <text:p text:style-name="P11">Zamawianie</text:p>
      <text:list xml:id="list447521288" text:style-name="L10">
        <text:list-item>
          <text:p text:style-name="P5">Formularz dane zamówienia</text:p>
        </text:list-item>
      </text:list>
      <text:p text:style-name="P11">Rejestrowanie</text:p>
      <text:list xml:id="list2168090698" text:style-name="L11">
        <text:list-item>
          <text:p text:style-name="P6">strona główna</text:p>
        </text:list-item>
      </text:list>
      <text:p text:style-name="P11">Kontakt</text:p>
      <text:list xml:id="list63965768" text:style-name="L12">
        <text:list-item>
          <text:p text:style-name="P7">strona główna</text:p>
        </text:list-item>
      </text:list>
      <text:p text:style-name="P11">Formularz dane zamówienia</text:p>
      <text:list xml:id="list299096935" text:style-name="L13">
        <text:list-item>
          <text:p text:style-name="P8">strona główna</text:p>
        </text:list-item>
        <text:list-item>
          <text:p text:style-name="P8">rejestracja</text:p>
        </text:list-item>
      </text:list>
      <text:p text:style-name="P11"/>
      <text:p text:style-name="P11">Widok admina : </text:p>
      <text:p text:style-name="P11"/>
      <text:p text:style-name="P11">Logowanie:</text:p>
      <text:list xml:id="list1726201300" text:style-name="L14">
        <text:list-item>
          <text:p text:style-name="P9">strona administracyjna</text:p>
        </text:list-item>
        <text:list-item>
          <text:p text:style-name="P9">zamówienia bieżące</text:p>
        </text:list-item>
      </text:list>
      <text:p text:style-name="P11">Strona administracyjna</text:p>
      <text:list xml:id="list1229210403" text:style-name="L15">
        <text:list-item>
          <text:p text:style-name="P10">Raporty i statystyki</text:p>
        </text:list-item>
        <text:list-item>
          <text:p text:style-name="P10"><text:span text:style-name="T14">Edycja menu</text:span></text:p>
        </text:list-item>
      </text:list>
      <text:h text:style-name="P25" text:outline-level="2"><text:span text:style-name="T14">Diagram erd</text:span></text:h>
      <text:p text:style-name="P18"><text:span text:style-name="T14"/></text:p>
      <text:p text:style-name="P18"><text:span text:style-name="T14"/></text:p>
      <text:h text:style-name="P25" text:outline-level="2"><text:span text:style-name="T14">Harmonogram prac</text:span></text:h>
      <text:p text:style-name="P20"><text:span text:style-name="T16">Zdefiniowanie wymagań</text:span></text:p>
      <text:p text:style-name="P20"><text:span text:style-name="T16">Zdefiniowanie diagramów przypadków użycia, oraz diagramów przepływów</text:span></text:p>
      <text:p text:style-name="P21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1-03-23T17:11:01</meta:creation-date>
    <dc:date>2011-03-23T17:56:57</dc:date>
    <dc:creator>Mateusz </dc:creator>
    <meta:editing-duration>PT00H45M57S</meta:editing-duration>
    <meta:editing-cycles>25</meta:editing-cycles>
    <meta:generator>OpenOffice.org/3.2$Linux OpenOffice.org_project/320m19$Build-9505</meta:generator>
    <meta:document-statistic meta:table-count="0" meta:image-count="0" meta:object-count="0" meta:page-count="2" meta:paragraph-count="52" meta:word-count="255" meta:character-count="2020"/>
  </office:meta>
</office:document-meta>
</file>